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4_7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4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Passover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0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A lecture for the/</text:p>
      <text:p text:style-name="P7">Sabbath before Passover/</text:p>
      <text:p text:style-name="P7">[Hebrew]/</text:p>
      <text:p text:style-name="P7"/>
      <text:p text:style-name="P6">[Page 1]</text:p>
      <text:p text:style-name="P6">[Hebrew]/ [Hebrew]/ "A perpetual fire shall burn upon the altar, it shall/ not go out."/</text:p>
      <text:p text:style-name="P6"><text:tab/>The burnt-offering was consuming the whole/ might upon the altar, but the fire beneath it continued/ to blaze. <text:s/>So likewise, my beloved hearers! ought the/ flame of religion to remain unquenched within us, though/ <text:span text:style-name="T2">we be sorely beset by trials.</text:span><text:span text:style-name="T4"> our flesh and our bones be wearing away under sore trials. <text:s/>No sufferings/ could equal those borne by our ancestors in the gloomy/ days of bondage, but within the bodies scourged and torn,/ there dwelt souls glowing with faith [Hebrew]/ "God will surely visit you". <text:s/>The sound of those words/ reverberated still. <text:s/>Closed in death were the lips that/ had uttered them, but the hope those words had inspired/ lived and vivified the afflicted. <text:s/>Israel--/ enslaved Israel--believed that the shades of a dreary/ night, would be chased away by the dawning of a bright/ morning, and they sunk not </text:span><text:span text:style-name="T2">beneath</text:span><text:span text:style-name="T4"> under the weight of/ oppression./</text:span></text:p>
      <text:p text:style-name="P6"><text:span text:style-name="T4"><text:tab/>Why then do we so often despond and wail?/ <text:s/>The tide of prosperity may have momentarily caused to/ flow. <text:s/>Unforeseen </text:span><text:span text:style-name="T2">cl</text:span><text:span text:style-name="T4"> calamities may have caused/</text:span></text:p>
      <text:p text:style-name="P6"><text:span text:style-name="T4"/></text:p>
      <text:p text:style-name="P6"><text:span text:style-name="T4">[Page 2]</text:span></text:p>
      <text:p text:style-name="P6"><text:soft-page-break/><text:span text:style-name="T4">us sorrow, but if supported by faith, we shall/ rise above the dismal present, to see that a wise/ and beneficent Being directs all human events./ <text:s/>[Hebrew] "The just lives by his faith"./ <text:s/>This pithy sentence of the prophet, has been rightly/ interpreted as the summary of our duties. <text:s/>And/ our every action, my Brethren! should prove that so/ we likewise understand it. <text:s/>Unshaken must/ be our faith in </text:span><text:span text:style-name="T2">Him</text:span><text:span text:style-name="T4"> the Being, whose eyes </text:span><text:span text:style-name="T2">know</text:span><text:span text:style-name="T4"> experience neither/ slumber nor sleep. <text:s/>Then would we cling to Him/ more than to life. <text:s/>Then would our soul rejoice, though/ feeble nature weeps./ </text:span></text:p>
      <text:p text:style-name="P6"><text:span text:style-name="T4"><text:tab/>But this sustaining prop is fast decaying. <text:s/>This/ faith--which is not blind credulity, but deep conviction/ derived form the </text:span><text:span text:style-name="T2">conf</text:span><text:span text:style-name="T4"> contemplation of the universe, and/ the study of history--this faith which upheld our/ fathers midst the severest ills of life, is now bartered/ for a knowledge that profits naught. <text:s/>We are/ taught the art of divesting of its sacredness what-/-ever has been heretofore </text:span><text:span text:style-name="T2">held in</text:span><text:span text:style-name="T4"> regarded with veneration. <text:s/>Our puny/ minds have learnt to cast doubts on that to which/ towering intellects bowed reverentially. <text:s/>Aye, even/ the approaching festivals, once the source of joys/</text:span></text:p>
      <text:p text:style-name="P6"><text:span text:style-name="T4"/></text:p>
      <text:p text:style-name="P6"><text:span text:style-name="T4">[Page 3]</text:span></text:p>
      <text:p text:style-name="P6"><text:span text:style-name="T4">inexpressible, the Passover, I say, the celebration of/ which, kept afresh the love of home, the love of na-/-tionality, while it kindled anew sentiments of gratitude/ to the Supreme, is indifferently observed if not totally disregarded./ <text:s/>The unleavened bread is purchased, but what does that/ avail, when the leaven of religious indifference is still/ fermenting? <text:s/>Much is done by us, for the sake of/ conformity, but how much is felt of that inspired/ narrative, which pictures a people wrested from/ slavery by the hand of God, guided, nourished, instructed/ by the Almighty Creator, and miraculously pre-/-served as the apostles of His truths? <text:s/>How much/ nearer does the Passover bring us to the Lord, how/ much closer to our hearth-stones, and to the hearts of our/ brethren? <text:s/>Yet, the main object of its celebration/ should be to fasten the bond which links Israel/ together. <text:s/>Each festival should indeed be a renewal/ of the covenant between us and our living Redeemer;/ for, each is an historical testimony of His primeval/ love for Israel. <text:s/>Our holidays, my beloved hearers!/ are a silvery chain that connects the present with/</text:span></text:p>
      <text:p text:style-name="P6"><text:span text:style-name="T4"/></text:p>
      <text:p text:style-name="P6"><text:span text:style-name="T4">[Page 4]</text:span></text:p>
      <text:p text:style-name="P6"><text:span text:style-name="T4">the wondrous past. <text:s/>God holds upon His finger,/ the uttermost end of that chain. <text:s/>To slight those/ solemn days is to sever oneself from the Lord of/ salvation. <text:s/>Therefore have our sages numbered among/ those who forfeit everlasting happiness the Hebrew/ man who despiseth the festivals [Hebrew]/ [Hebrew]. <text:s/>For, by the dictum of Holy Writ/ they stand almost parallel in sanctity with the/ Sabbath. <text:s/>The permission of kindling fire and/ preparing the food needed for the day--that domestic/ peace be not disturbed--ought not to be construed/ into a license to desecrate them by all manner of/ work. <text:s/>Yet, how many are there not who deem/ the festivals, festivities? <text:s/>Every thing/ proceeds with them as on a day of labor. <text:s/>The/ usual vocations are followed, the house of prayer/ </text:span><text:span text:style-name="T5">is not</text:span><text:span text:style-name="T6"> to be visited; only the table, the luxurious/ table shall tell that some special season is/ observed by the Jews. <text:s/>The mind may/ be left to famish, the palate shall be gratified./ <text:s/>But is that to honor God? to eat to satiety,/ and quaff the choicest wines? <text:s/>Are not the/ holidays called [Hebrew]? <text:s/>A fitting time for Israel/</text:span></text:p>
      <text:p text:style-name="P6"><text:span text:style-name="T6"/></text:p>
      <text:p text:style-name="P6"><text:span text:style-name="T6">[Page 5]</text:span></text:p>
      <text:p text:style-name="P6"><text:span text:style-name="T6">to congregate, that they may be edified and/ spiritualized by the sacred communion?/ <text:s/>True, we learn also that we must gladden on those/ days our entire household--and a bountiful repast/ may effect that object--but the performance of/ that obligation cannot be and is not an exemption/ from holier duties. <text:s/>The Israelite who contemns/ the festivals, does injury to his soul, and lowers the/ dignity of his religion in the sight of the world./ <text:s/>I have been told of an instance, in which reckless/ parents bid their sons attend a secular school on/ those solemn occasions. <text:s/>The teacher inquired of them/ a reason for the absence of several of their coreligionists,/ but they who had </text:span><text:span text:style-name="T3">in</text:span><text:span text:style-name="T6"> been inspired with no reverence/ for the institutions of their faith, answered that they/ knew of none. <text:s/>And how should/ the child know, whose father does not distinguish/ between the sacred and the profane? <text:s/>How should/ the child know, whose </text:span><text:soft-page-break/><text:span text:style-name="T6">mother accompanies him on/ the festivals to the resorts of vain and idle diversions,/ but not to the Sanctuary of the Lord, not when/</text:span></text:p>
      <text:p text:style-name="P6"><text:span text:style-name="T6"/></text:p>
      <text:p text:style-name="P6"><text:span text:style-name="T6">[Page 6]</text:span></text:p>
      <text:p text:style-name="P6"><text:span text:style-name="T6">he may learn why he is a Jew, and what is/ required at his hands as a Jew!/</text:span></text:p>
      <text:p text:style-name="P6"><text:span text:style-name="T6">It was once the boast of our people, that their women/ led their children to the Synagogue [Hebrew]/ [Hebrew]. <text:s/>The Rabbins have even said,/ that the redemption of our ancestors from Egypt,/ must be principally ascribed to the merits of the/ women who loved in that age [Hebrew]/ [Hebrew] <text:s/>For, they enlivened the drooping/ spirits, they filled the heart with hope, the mind/ with strength. <text:s/>They were the counsellors[sic!], the comfort,/ the joy of enslaved Israel. <text:s/>They infused courage,/ when to trust seemed sheer madness. <text:s/>They kept/ the flame of religious faith </text:span><text:span text:style-name="T3">gloriously</text:span><text:span text:style-name="T6"> glowingly bright,/ because they </text:span><text:span text:style-name="T5">believed</text:span><text:span text:style-name="T6"> in the declarations of Abraham's/ God. <text:s/>Can we also pride ourselves on our wives/ exhibiting a similar demeanour? <text:s/>Of their displaying/ before </text:span><text:span text:style-name="T3">their</text:span><text:span text:style-name="T6"> our sons and daughters the beauty of a life/ consistent with the heavenly behests?/</text:span></text:p>
      <text:p text:style-name="P6"><text:span text:style-name="T6">I concede that when denied our cooperation, they/ </text:span><text:span text:style-name="T3">efforts</text:span><text:span text:style-name="T6"> must be greatly hampered in the efforts. <text:s/>But a stead-/-fast determination on the part of the female/ parent, to rear her household in the fear of God,/</text:span></text:p>
      <text:p text:style-name="P6"><text:span text:style-name="T6"/></text:p>
      <text:p text:style-name="P6"><text:span text:style-name="T6">[Page 7]</text:span></text:p>
      <text:p text:style-name="P6"><text:span text:style-name="T6">may shame the heedless husband; awaken within/ his breast the consciousness of his guilt, and he will/ ultimately join his life-copartner in furthering/ the holy cause </text:span><text:span text:style-name="T5">she</text:span><text:span text:style-name="T6"> has at heart. <text:s/>Oh! that/ the women of Israel knew their power for good, and/ would unflinchingly exercise it! <text:s/>But when/ the mother at home, sows the seeds of impiety, and/ the father abroad plants unrighteousness, the children/ will need be poisoned by noxious weeds. <text:s/>Such is/ the lamentable condition of many Hebrew families/ in America; therefore is a temple raised to infidelity./ <text:s/>The law of Moses, which the prophet Malachi bid/ us this day remember to execute, is declared void only/ to conciliate a rebellious spirit, ill-at ease under/ any restraint. <text:s/>In the paraphrastic lan-/-guage of the author of the Haggadah, the child asks,/ [Hebrew] "What is this religious service im-/-posed </text:span><text:span text:style-name="T5">on you</text:span><text:span text:style-name="T6">?" <text:s/>[Hebrew] <text:s/>He does not consider/ himself bound to its performance. <text:s/>The chains that/ dropped form the arms of Egyptian bondmen, did/ not fetter his limbs. <text:s/>Free he was born; and/ around his life has Liberty cast her shield. <text:s/>Thus,/ the sufferings endured by his progenitors to gain/</text:span></text:p>
      <text:p text:style-name="P6"><text:span text:style-name="T6"/></text:p>
      <text:p text:style-name="P6"><text:span text:style-name="T6">[Page 8]</text:span></text:p>
      <text:p text:style-name="P6"><text:span text:style-name="T6">him that freedom, are totally ignored. <text:s/>He will/ not reflect that the redemption, which forms at/ this time, Israel's subject of song, delivered mankind/ also from the barbarities of heathenism; that unless/ </text:span><text:span text:style-name="T5">we</text:span><text:span text:style-name="T6"> had been sent forth to spread abroad humanizing/ ideas, the atrocities committed in honor to false gods,/ might yet be </text:span><text:span text:style-name="T3">ne</text:span><text:span text:style-name="T6"> enacted throughout the habitable/ globe. <text:s/>And whereas every Hebrew man should/ be proud of his descent, whereas his breast should/ swell with gratitude at having been chosen by/ God as the instrument of universal blessing, and/ he should evince his feelings by a ready acquiescence/ in those ordinances intended to remind him of his mis-/-sion; the child foreshadowed in the Haggadah, and/ rightly called [Hebrew], says; "the past concerns me/ not. <text:s/>It is but a tale of sorrow. <text:s/>I will raise a wall/ that shall separate me from it. <text:s/>The present,/ only the present must occupy my mind." <text:s/>But,/ vain thoughts! <text:s/>As well mightest thou attempt/ to remove the spots from the disk of the sun,/</text:span></text:p>
      <text:p text:style-name="P6"><text:span text:style-name="T6"/></text:p>
      <text:p text:style-name="P6"><text:span text:style-name="T6">[Page 9]</text:span></text:p>
      <text:p text:style-name="P6"><text:span text:style-name="T6">as to efface the marks of thy identity with Israel./ <text:s/>Thou </text:span><text:span text:style-name="T5">art</text:span><text:span text:style-name="T6"> a Jew. <text:s/>When thy brethren walk at large,/ thou also mayest proceed without obstructions; but/ if their path be hedged around with thorns, thou/ wilt, like them, be pricked on all sides./</text:span></text:p>
      <text:p text:style-name="P6"><text:span text:style-name="T6">The irreligious crews thou holdest will not save/ thee, when the hydra of fanaticism is stirred up./ <text:s/>Aye, my beloved hearers! <text:s/>Not by deserting/ our camp, can we obtain security, but by faithfully/ watching </text:span><text:soft-page-break/><text:span text:style-name="T6">thereat. <text:s/>Our constancy must ulitma-/-tely triumph. <text:s/>We may yet a while be made/ to feel the effects of inveterate prejudice, but/ who would not prefer to suffer for the sake of God, than/ to seek honors in defiance of God? <text:s/>The time-ser-/-ving and the changeling, who is honored to day, may/ be despised on the morrow, but he who clings to/ his faith, must at length elicit the admiration of/ the world. <text:s/>Did I say "of the world"? <text:s/>No,/ let the world look upon us with abhorrence, mock/ and contemn us, if so it will: the approval of/ our conscience, and the love of our God should be/ our sole aspiration. <text:s/>That must be the reward we/ shall crave for. <text:s/>And it will most assuredly be granted./</text:span></text:p>
      <text:p text:style-name="P6"><text:span text:style-name="T6"/></text:p>
      <text:p text:style-name="P6"><text:span text:style-name="T6">[Page 10]</text:span></text:p>
      <text:p text:style-name="P6"><text:span text:style-name="T6">[Hebrew] "Upon </text:span><text:span text:style-name="T5">you</text:span><text:span text:style-name="T6">, who fear/ my name, shall the sun of righteousness/ shine." <text:s/>The halo of spirituality will encircle/ the brows of those self-denying beings, who/ have labored for God. <text:s/>Their ills will be remembered/ no more, when that refulgent sun riseth [Hebrew]/ Happy, thrice happy those who unflinchingly/ adhere to principles; happy the people whose/ support is the everlasting God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7-24T14:39:32.93</meta:creation-date>
    <dc:date>2012-07-24T15:35:25.64</dc:date>
    <dc:creator>Penn Libraries</dc:creator>
    <meta:editing-duration>PT00H00M4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90" meta:word-count="1937" meta:character-count="11837"/>
  </office:meta>
</office:document-meta>
</file>